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2a2a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32pt" style:font-name-asian="Consolas" style:font-size-asian="32pt" style:font-name-complex="Consolas" style:font-size-complex="32pt"/>
    </style:style>
    <style:style style:name="T1" style:family="text">
      <style:text-properties fo:color="#000000"/>
    </style:style>
    <style:style style:name="T2" style:family="text">
      <style:text-properties fo:color="#2a2a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damentally, the problem lies with your server language of choice being unable to understand AngularJS’s transmission natively—that’s a darn shame because AngularJS is certainly not doing anything <text:span text:style-name="Emphasis">wrong</text:span>. By default, jQuery transmits data using <text:span text:style-name="Source_20_Text">Content-Type: x-www-form-urlencoded</text:span> and the familiar <text:span text:style-name="Source_20_Text">foo=bar&amp;baz=moe</text:span> serialization. AngularJS, however, transmits data using <text:span text:style-name="Source_20_Text">Content-Type: application/json</text:span> and <text:span text:style-name="Source_20_Text">{ "foo": "bar", "baz": "moe" }</text:span> JSON serialization, which unfortunately some Web server languages—notably PHP—do not unserialize natively. <text:tab/></text:p>
      <text:p text:style-name="P1"/>
      <text:p text:style-name="P1"/>
      <text:p text:style-name="P1">Thus, I present to you the best possible solution, which requires you to change neither server nor client code but rather make some minor adjustments to <text:span text:style-name="Source_20_Text">$http</text:span>‘s behavior in the config of your app’s AngularJS module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// Use x-www-form-urlencoded Content-Type</text:p>
      <text:p text:style-name="P1"><text:tab/>$http.defaults.headers.post['Content-Type'] = 'application/x-www-form-urlencoded;charset=utf-8';</text:p>
      <text:p text:style-name="P1"><text:tab/></text:p>
      <text:p text:style-name="P2"><text:span text:style-name="T1"><text:tab/></text:span><text:span text:style-name="T2">/**</text:span></text:p>
      <text:p text:style-name="P3"><text:tab/> * The workhorse; converts an object to x-www-form-urlencoded serialization.</text:p>
      <text:p text:style-name="P3"><text:tab/> * @param {Object} obj</text:p>
      <text:p text:style-name="P3"><text:tab/> * @return {String}</text:p>
      <text:p text:style-name="P2"><text:span text:style-name="T2"><text:tab/> */</text:span><text:span text:style-name="T1"> </text:span></text:p>
      <text:p text:style-name="P1"><text:tab/>var param = function(obj) {</text:p>
      <text:p text:style-name="P1"><text:tab/> <text:s/>var query = '', name, value, fullSubName, subName, subValue, innerObj, i;</text:p>
      <text:p text:style-name="P1"><text:tab/></text:p>
      <text:p text:style-name="P1"><text:tab/> <text:s/>for(name in obj) {</text:p>
      <text:p text:style-name="P1"><text:tab/> <text:s text:c="3"/>value = obj[name];</text:p>
      <text:p text:style-name="P1"><text:tab/></text:p>
      <text:p text:style-name="P1"><text:tab/> <text:s text:c="3"/>if(value instanceof Array) {</text:p>
      <text:p text:style-name="P1"><text:tab/> <text:s text:c="5"/>for(i=0; i&lt;value.length; ++i) {</text:p>
      <text:p text:style-name="P1"><text:tab/> <text:s text:c="7"/>subValue = value[i];</text:p>
      <text:p text:style-name="P1"><text:tab/> <text:s text:c="7"/>fullSubName = name + '[' + i + ']';</text:p>
      <text:p text:style-name="P1"><text:tab/> <text:s text:c="7"/>innerObj = {};</text:p>
      <text:p text:style-name="P1"><text:tab/> <text:s text:c="7"/>innerObj[fullSubName] = subValue;</text:p>
      <text:p text:style-name="P1"><text:tab/> <text:s text:c="7"/>query += param(innerObj) + '&amp;';</text:p>
      <text:p text:style-name="P1"><text:tab/> <text:s text:c="5"/>}</text:p>
      <text:p text:style-name="P1"><text:tab/> <text:s text:c="3"/>}</text:p>
      <text:p text:style-name="P1"><text:tab/> <text:s text:c="3"/>else if(value instanceof Object) {</text:p>
      <text:p text:style-name="P1"><text:tab/> <text:s text:c="5"/>for(subName in value) {</text:p>
      <text:p text:style-name="P1"><text:tab/> <text:s text:c="7"/>subValue = value[subName];</text:p>
      <text:p text:style-name="P1"><text:tab/> <text:s text:c="7"/>fullSubName = name + '[' + subName + ']';</text:p>
      <text:p text:style-name="P1"><text:tab/> <text:s text:c="7"/>innerObj = {};</text:p>
      <text:p text:style-name="P1"><text:tab/> <text:s text:c="7"/>innerObj[fullSubName] = subValue;</text:p>
      <text:p text:style-name="P1"><text:tab/> <text:s text:c="7"/>query += param(innerObj) + '&amp;';</text:p>
      <text:p text:style-name="P1"><text:tab/> <text:s text:c="5"/>}</text:p>
      <text:p text:style-name="P1"><text:tab/> <text:s text:c="3"/>}</text:p>
      <text:p text:style-name="P1"><text:tab/> <text:s text:c="3"/>else if(value !== undefined &amp;&amp; value !== null)</text:p>
      <text:p text:style-name="P1"><text:tab/> <text:s text:c="5"/>query += encodeURIComponent(name) + '=' + encodeURIComponent(value) + '&amp;';</text:p>
      <text:p text:style-name="P1"><text:tab/> <text:s/>}</text:p>
      <text:p text:style-name="P1"><text:tab/></text:p>
      <text:p text:style-name="P1"><text:tab/> <text:s/>return query.length ? query.substr(0, query.length - 1) : query;</text:p>
      <text:p text:style-name="P1"><text:tab/>};</text:p>
      <text:p text:style-name="P1"><text:tab/></text:p>
      <text:p text:style-name="P1"><text:tab/>// Override $http service's default transformRequest</text:p>
      <text:p text:style-name="P1"><text:tab/>$http.defaults.transformRequest = [function(data) {</text:p>
      <text:p text:style-name="P1"><text:tab/> <text:s/>return angular.isObject(data) &amp;&amp; String(data) !== '[object File]' ? param(data) <text:soft-page-break/>: data;</text:p>
      <text:p text:style-name="P1"><text:tab/>}];</text:p>
      <text:p text:style-name="P1"><text:tab/></text:p>
      <text:p text:style-name="P1"><text:tab/>$http.post('http://localhost/projects/angularSamp/Data_JSON.cfm',{'set':1})</text:p>
      <text:p text:style-name="P1"><text:tab/><text:tab/>.success(function(response){$scope.student=response;})</text:p>
      <text:p text:style-name="P1"><text:tab/><text:tab/>.error(function(data) { alert('Table load from server failed, Now showing static data..!'); });</text:p>
      <text:p text:style-name="P1"/>
      <text:p text:style-name="P1"/>
      <text:p text:style-name="P1"/>
      <text:p text:style-name="P1"/>
      <text:p text:style-name="P1"/>
      <text:p text:style-name="P1"/>
      <text:p text:style-name="P6">OR</text:p>
      <text:p text:style-name="P1"/>
      <text:p text:style-name="P1"/>
      <text:p text:style-name="P1"/>
      <text:p text:style-name="P1"/>
      <text:p text:style-name="P1"/>
      <text:p text:style-name="P1"/>
      <text:p text:style-name="P1">// Use x-www-form-urlencoded Content-Type</text:p>
      <text:p text:style-name="P5"><text:tab/>$http.defaults.headers.post['Content-Type'] = 'application/x-www-form-urlencoded;charset=utf-8';</text:p>
      <text:p text:style-name="P5"><text:tab/></text:p>
      <text:p text:style-name="P5"><text:tab/>$http.post('http://localhost/projects/angularSamp/Data_JSON.cfm',"&amp;set=1")</text:p>
      <text:p text:style-name="P5"><text:tab/><text:tab/>.success(function(response){$scope.student=response;})</text:p>
      <text:p text:style-name="P5"><text:tab/><text:tab/>.error(function(data) { alert('Table load from server failed, Now showing static data..!'); 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35S</meta:editing-duration>
    <meta:editing-cycles>8</meta:editing-cycles>
    <meta:generator>OpenOffice/4.0.0$Win32 OpenOffice.org_project/400m3$Build-9702</meta:generator>
    <dc:date>2014-09-23T16:43:07</dc:date>
    <meta:document-statistic meta:table-count="0" meta:image-count="0" meta:object-count="0" meta:page-count="2" meta:paragraph-count="56" meta:word-count="304" meta:character-count="2722"/>
    <meta:user-defined meta:name="Info 1"/>
    <meta:user-defined meta:name="Info 2"/>
    <meta:user-defined meta:name="Info 3"/>
    <meta:user-defined meta:name="Info 4"/>
  </office:meta>
</office:document-meta>
</file>